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3c3" officeooo:paragraph-rsid="001923c3"/>
    </style:style>
    <style:style style:name="P2" style:family="paragraph" style:parent-style-name="Standard">
      <style:text-properties officeooo:rsid="00194fa7" officeooo:paragraph-rsid="00194fa7"/>
    </style:style>
    <style:style style:name="P3" style:family="paragraph" style:parent-style-name="Standard">
      <style:text-properties officeooo:rsid="001a1f40" officeooo:paragraph-rsid="001a1f40"/>
    </style:style>
    <style:style style:name="P4" style:family="paragraph" style:parent-style-name="Standard">
      <style:text-properties officeooo:rsid="001b6609" officeooo:paragraph-rsid="001b6609"/>
    </style:style>
    <style:style style:name="P5" style:family="paragraph" style:parent-style-name="Standard">
      <style:text-properties officeooo:rsid="001cccf3" officeooo:paragraph-rsid="001cccf3"/>
    </style:style>
    <style:style style:name="P6" style:family="paragraph" style:parent-style-name="Standard">
      <style:text-properties officeooo:rsid="001e2d1c" officeooo:paragraph-rsid="001e2d1c"/>
    </style:style>
    <style:style style:name="P7" style:family="paragraph" style:parent-style-name="Standard">
      <style:text-properties officeooo:rsid="001e309d" officeooo:paragraph-rsid="001e309d"/>
    </style:style>
    <style:style style:name="P8" style:family="paragraph" style:parent-style-name="Standard">
      <style:text-properties fo:font-style="normal" officeooo:rsid="001f459a" officeooo:paragraph-rsid="001f459a" style:font-style-asian="normal" style:font-style-complex="normal"/>
    </style:style>
    <style:style style:name="P9" style:family="paragraph" style:parent-style-name="Standard">
      <style:text-properties fo:font-style="normal" officeooo:rsid="001f459a" officeooo:paragraph-rsid="001f459a" style:font-style-asian="normal" style:font-style-complex="normal"/>
    </style:style>
    <style:style style:name="P10" style:family="paragraph" style:parent-style-name="Standard">
      <style:text-properties fo:font-style="normal" officeooo:rsid="002313d3" officeooo:paragraph-rsid="002313d3" style:font-style-asian="normal" style:font-style-complex="normal"/>
    </style:style>
    <style:style style:name="T1" style:family="text">
      <style:text-properties officeooo:rsid="00194fa7"/>
    </style:style>
    <style:style style:name="T2" style:family="text">
      <style:text-properties officeooo:rsid="001a1f40"/>
    </style:style>
    <style:style style:name="T3" style:family="text">
      <style:text-properties officeooo:rsid="001cccf3"/>
    </style:style>
    <style:style style:name="T4" style:family="text">
      <style:text-properties officeooo:rsid="001e30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f459a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459a" style:font-style-asian="normal" style:font-style-complex="normal"/>
    </style:style>
    <style:style style:name="T9" style:family="text">
      <style:text-properties officeooo:rsid="001f459a"/>
    </style:style>
    <style:style style:name="T10" style:family="text">
      <style:text-properties officeooo:rsid="002145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7</text:p>
      <text:p text:style-name="P1"/>
      <text:p text:style-name="P1">1. Abstract Data Types</text:p>
      <text:p text:style-name="P1">2. A, B</text:p>
      <text:p text:style-name="P1">3. procedural, oop</text:p>
      <text:p text:style-name="P1">4.procedural, object-oriented</text:p>
      <text:p text:style-name="P1">5. data, procedures</text:p>
      <text:p text:style-name="P1">6. instance</text:p>
      <text:p text:style-name="P1">7. <text:span text:style-name="T1">instatiating</text:span></text:p>
      <text:p text:style-name="P2">8. C</text:p>
      <text:p text:style-name="P2">9. member variables</text:p>
      <text:p text:style-name="P2">10. member functions</text:p>
      <text:p text:style-name="P2">11. encapsulation</text:p>
      <text:p text:style-name="P2">12. outside of the class, only by the class it’s in.</text:p>
      <text:p text:style-name="P2">13. member variables, member functions</text:p>
      <text:p text:style-name="P2">14. getter (accessor)</text:p>
      <text:p text:style-name="P2">15. setter (mutator)</text:p>
      <text:p text:style-name="P2">16. inline</text:p>
      <text:p text:style-name="P2">17. class</text:p>
      <text:p text:style-name="P2">18. <text:span text:style-name="T2">made</text:span></text:p>
      <text:p text:style-name="P3">19. a return type</text:p>
      <text:p text:style-name="P3">20. defalut</text:p>
      <text:p text:style-name="P3">21. well, It gets destroyed</text:p>
      <text:p text:style-name="P3">22. <text:s/>~ (squiggle)</text:p>
      <text:p text:style-name="P3">23. default</text:p>
      <text:p text:style-name="P3">24. parameters list</text:p>
      <text:p text:style-name="P3">25. constructor, destructor</text:p>
      <text:p text:style-name="P3">26. iostreams</text:p>
      <text:p text:style-name="P4">27. public</text:p>
      <text:p text:style-name="P4">28. private</text:p>
      <text:p text:style-name="P4">29. false</text:p>
      <text:p text:style-name="P4">30. false</text:p>
      <text:p text:style-name="P4">31. header</text:p>
      <text:p text:style-name="P4">32. Canine.h</text:p>
      <text:p text:style-name="P4">33. Canine.cpp</text:p>
      <text:p text:style-name="P4">34. member functions</text:p>
      <text:p text:style-name="P4">35. public</text:p>
      <text:p text:style-name="P4">36. declared</text:p>
      <text:p text:style-name="P4">37. <text:span text:style-name="T3">iitialization list, constructor</text:span></text:p>
      <text:p text:style-name="P5">38. dot</text:p>
      <text:p text:style-name="P5"/>
      <text:p text:style-name="P6">52.</text:p>
      <text:p text:style-name="P6">A) <text:span text:style-name="T4">missing return type definition</text:span></text:p>
      <text:p text:style-name="P6"/>
      <text:p text:style-name="P7">53</text:p>
      <text:p text:style-name="P7">A) EVERYTHINGS WRONG!</text:p>
      <text:p text:style-name="P7"><text:tab/></text:p>
      <text:p text:style-name="P7">1. Should not be a semicolon after class name <text:span text:style-name="T9">in the class declaration</text:span></text:p>
      <text:p text:style-name="P7">2. weight is undefined in the setWeight <text:span text:style-name="T10">functions</text:span> definition because it is not in the class</text:p>
      <text:p text:style-name="P7"><text:soft-page-break/>3. int weight <text:span text:style-name="T5">should</text:span><text:span text:style-name="T7"> be explicitly declared as private</text:span></text:p>
      <text:p text:style-name="P7"><text:span text:style-name="T7">4. ADT is misspelled in main. </text:span><text:span text:style-name="T8">Dumbell is undefined</text:span></text:p>
      <text:p text:style-name="P7"><text:span text:style-name="T7">5. </text:span><text:span text:style-name="T8">dumbBell is not an instance of the class </text:span><text:span text:style-name="T6">bar</text:span><text:span text:style-name="T8"> is. Throws undefined</text:span></text:p>
      <text:p text:style-name="P8">6. bar.weight should be bar.weight()</text:p>
      <text:p text:style-name="P8">7. I hate looking at this.</text:p>
      <text:p text:style-name="P8"/>
      <text:p text:style-name="P8">54.</text:p>
      <text:p text:style-name="P8">Animal, Doctor, Patient, Medication, Customer, Client.</text:p>
      <text:p text:style-name="P8"/>
      <text:p text:style-name="P10">55.</text:p>
      <text:p text:style-name="P10">A) accounts, customers, savings, checkings, moneyMarket accounts.</text:p>
      <text:p text:style-name="P10">B) accounts, costumers</text:p>
      <text:p text:style-name="P10">C) withdraw, deposit, balance, interest, interest rate 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0:21:40.018388100</meta:creation-date>
    <dc:date>2018-12-09T20:35:42.696213266</dc:date>
    <meta:editing-duration>PT10H35M16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57" meta:word-count="216" meta:character-count="1306" meta:non-whitespace-character-count="1143"/>
  </office:meta>
</office:document-meta>
</file>